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PICS: </text:p>
      <text:list xml:id="list31630325" text:style-name="L1">
        <text:list-item>
          <text:p text:style-name="P5">installing Rstudio</text:p>
        </text:list-item>
        <text:list-item>
          <text:p text:style-name="P5">Tour of Rstudio</text:p>
        </text:list-item>
        <text:list-item>
          <text:p text:style-name="P5">R as a calculator</text:p>
        </text:list-item>
        <text:list-item>
          <text:p text:style-name="P5">loading data</text:p>
        </text:list-item>
        <text:list-item>
          <text:p text:style-name="P5">saving data</text:p>
        </text:list-item>
        <text:list-item>
          <text:p text:style-name="P5">subsetting</text:p>
        </text:list-item>
        <text:list-item>
          <text:p text:style-name="P5"/>
        </text:list-item>
        <text:list-item>
          <text:p text:style-name="P5">installing packages</text:p>
        </text:list-item>
        <text:list-item>
          <text:p text:style-name="P5">simulations</text:p>
        </text:list-item>
      </text:list>
      <text:p text:style-name="P1"/>
      <text:p text:style-name="P3">Installing R and Rstudio</text:p>
      <text:p text:style-name="P3"/>
      <text:p text:style-name="P1">The labs for OpenIntro: Statistics are written to be done in R, a statistical programming language. <text:s/>R is an easy-to-learn environment that is made even easier with Rstudio, a new interface for R. <text:s/>What's more, R is widely used for data analysis across academia and industry, so the skills you pick up along the way will serve you well in the future.</text:p>
      <text:p text:style-name="P1"/>
      <text:p text:style-name="P2">First install R</text:p>
      <text:p text:style-name="P1"/>
      <text:p text:style-name="P1">To download R, go to <text:a xlink:type="simple" xlink:href="http://www.cran.a/">www.cran.a</text:a>;oiefa;oife.org. <text:s/>Click on the link at the top of the page. <text:s/>Install it.</text:p>
      <text:p text:style-name="P1"/>
      <text:p text:style-name="P1">You can open up R and you have all the tools necessary here to complete the labs. <text:s/>This interface, though, is bare-bones and not the best way to learn R. <text:s/>To....we need to install Rstudio</text:p>
      <text:p text:style-name="P1"/>
      <text:p text:style-name="P2">Then install Rstudio</text:p>
      <text:p text:style-name="P4"/>
      <text:p text:style-name="P4">To download Rstudio, go to a;leknfo. <text:s/>There are two flavors available: desktop and server. <text:s/>Choose desktop. <text:s/>Select your </text:p>
      <text:p text:style-name="P1"/>
      <text:p text:style-name="P1"/>
      <text:p text:style-name="P1"/>
      <text:p text:style-name="P1"/>
      <text:p text:style-name="P1">To be clear, you'll need to install both R and Rstudio. </text:p>
      <text:p text:style-name="P1"/>
      <text:p text:style-name="P1"/>
      <text:p text:style-name="Standard"/>
      <text:p text:style-name="Standard"/>
      <text:p text:style-name="Standard"/>
      <text:p text:style-name="Standard">Tour of Rstudio</text:p>
      <text:p text:style-name="Standard"/>
      <text:p text:style-name="Standard"/>
      <text:p text:style-name="Standard"/>
      <text:p text:style-name="Standard"/>
      <text:p text:style-name="Standard">R Basic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Bray</meta:initial-creator>
    <meta:creation-date>2011-05-08T18:34:52.12</meta:creation-date>
    <dc:date>2011-08-22T11:55:00.79</dc:date>
    <dc:creator>Andrew Bray</dc:creator>
    <meta:editing-duration>PT01H28M44S</meta:editing-duration>
    <meta:editing-cycles>6</meta:editing-cycles>
    <meta:generator>OpenOffice.org/3.2$Win32 OpenOffice.org_project/320m18$Build-9502</meta:generator>
    <meta:document-statistic meta:table-count="0" meta:image-count="0" meta:object-count="0" meta:page-count="1" meta:paragraph-count="19" meta:word-count="185" meta:character-count="1028"/>
  </office:meta>
</office:document-meta>
</file>